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 style:list-style-name="WWNum1">
      <style:paragraph-properties fo:margin-left="0.5in" fo:margin-right="0in" fo:line-height="150%" fo:text-indent="-0.25in" style:auto-text-indent="false"/>
    </style:style>
    <style:style style:name="P3" style:family="paragraph" style:parent-style-name="Heading_20_1">
      <style:paragraph-properties fo:line-height="150%"/>
    </style:style>
    <style:style style:name="P4" style:family="paragraph" style:parent-style-name="Title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61hr6oqlbrol"/>Les user stories</text:p>
      <text:p text:style-name="Standard"/>
      <text:p text:style-name="Heading_20_1"><text:bookmark text:name="_m3qby3vq51cu"/>Les visiteurs</text:p>
      <text:p text:style-name="Standard"/>
      <text:list xml:id="list4088014355" text:style-name="WWNum1">
        <text:list-item>
          <text:p text:style-name="P2">En tant que <text:span text:style-name="T1">visiteur</text:span>, je souhaite <text:span text:style-name="T1">consulter une liste de citations</text:span>.</text:p>
        </text:list-item>
        <text:list-item>
          <text:p text:style-name="P2"><text:s/>En tant que <text:span text:style-name="T1">visiteur</text:span>, je veux<text:span text:style-name="T1"> cliquer sur une citation</text:span> pour <text:span text:style-name="T1">voir son contenu </text:span>complet avec explication et l’auteur.</text:p>
        </text:list-item>
        <text:list-item>
          <text:p text:style-name="P2">En tant que <text:span text:style-name="T1">visiteur</text:span>, je veux <text:span text:style-name="T1">parcourir la liste des auteurs</text:span> présents dans la base.</text:p>
        </text:list-item>
        <text:list-item>
          <text:p text:style-name="P2">En tant que <text:span text:style-name="T1">visiteur</text:span>, je veux <text:span text:style-name="T1">ouvrir la fiche d’un auteur</text:span> pour lire sa bio et ses citations.<text:line-break/>👉 Peut être déclenché depuis la liste des auteurs ou depuis une citation.</text:p>
        </text:list-item>
        <text:list-item>
          <text:p text:style-name="P2"><text:s/>En tant que <text:span text:style-name="T1">visiteur</text:span>, je veux<text:span text:style-name="T1"> consulter les pages fixes</text:span> pour comprendre la mission du site.</text:p>
        </text:list-item>
        <text:list-item>
          <text:p text:style-name="P2">En tant que <text:span text:style-name="T1">visiteur</text:span>, je veux <text:span text:style-name="T1">envoyer un message</text:span> via un formulaire simple.</text:p>
        </text:list-item>
      </text:list>
      <text:p text:style-name="P3"><text:bookmark text:name="_61nrdgpf9zap"/>Les inscrits</text:p>
      <text:p text:style-name="P1"/>
      <text:list xml:id="list124838934447703" text:continue-numbering="true" text:style-name="WWNum1">
        <text:list-item>
          <text:p text:style-name="P2"><text:s/>En tant qu<text:span text:style-name="T1">’utilisateur inscrit</text:span>, je veux <text:span text:style-name="T1">me connecter</text:span> avec email et mot de passe.</text:p>
        </text:list-item>
        <text:list-item>
          <text:p text:style-name="P2">En tant qu’<text:span text:style-name="T1">utilisateur inscrit</text:span>, je veux <text:span text:style-name="T1">réinitialiser mon mot de passe</text:span> en cas d’oubli.</text:p>
        </text:list-item>
        <text:list-item>
          <text:p text:style-name="P2">En tant qu’<text:span text:style-name="T1">utilisateur connecté</text:span>, je veux <text:span text:style-name="T1">modifier mes infos personnelles</text:span> (nom, email, mot de passe).</text:p>
        </text:list-item>
        <text:list-item>
          <text:p text:style-name="P2">En tant <text:span text:style-name="T1">qu’éditeur</text:span>, je veux <text:span text:style-name="T1">créer, modifier ou supprimer des auteurs</text:span>.</text:p>
        </text:list-item>
        <text:list-item>
          <text:p text:style-name="P2"><text:s/>En tant <text:span text:style-name="T1">qu’éditeur</text:span>, je veux<text:span text:style-name="T1"> créer, modifier ou supprimer des citations</text:span>.</text:p>
        </text:list-item>
        <text:list-item>
          <text:p text:style-name="P2"><text:s/>En tant que <text:span text:style-name="T1">rédacteur</text:span>, je veux <text:span text:style-name="T1">modifier les pages fixes </text:span>comme "À propos".</text:p>
        </text:list-item>
        <text:list-item>
          <text:p text:style-name="P2">En tant <text:span text:style-name="T1">qu’administrateur</text:span>, je veux <text:span text:style-name="T1">ajouter, modifier, désactiver ou supprimer des comptes et gérer les rôles</text:span>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6" meta:word-count="219" meta:character-count="1259" meta:non-whitespace-character-count="1064"/>
    <meta:generator>LibreOfficeDev/6.0.5.2$Linux_X86_64 LibreOffice_project/</meta:generator>
  </office:meta>
</office:document-meta>
</file>